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636cm"/>
    </style:style>
    <style:style style:name="co3" style:family="table-column">
      <style:table-column-properties fo:break-before="auto" style:column-width="8.251cm"/>
    </style:style>
    <style:style style:name="co4" style:family="table-column">
      <style:table-column-properties fo:break-before="auto" style:column-width="12.9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ja" number:country="JP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論文英語</text:p>
          </table:table-cell>
          <table:table-cell office:value-type="string" calcext:value-type="string">
            <text:p>論文日本語</text:p>
          </table:table-cell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概要</text:p>
          </table:table-cell>
          <table:table-cell office:value-type="string" calcext:value-type="string">
            <text:p>読んだ</text:p>
          </table:table-cell>
          <table:table-cell office:value-type="string" calcext:value-type="string">
            <text:p>補足</text:p>
          </table:table-cell>
        </table:table-row>
        <table:table-row table:style-name="ro2">
          <table:table-cell/>
          <table:table-cell office:value-type="string" calcext:value-type="string">
            <text:p>CFDにおけるデータ同化の強化：グラフニューラルネットワークの使用</text:p>
          </table:table-cell>
          <table:table-cell office:value-type="string" calcext:value-type="string">
            <text:p>https://arxiv.org/pdf/2311.18027.pdf</text:p>
          </table:table-cell>
          <table:table-cell table:style-name="ce1" office:value-type="string" calcext:value-type="string">
            <text:p>この論文では、流体力学におけるデータ同化のための新しい機械学習アプローチを紹介しています。これは、随伴最適化とGNNモデルを組み合わせたものです。レイノルズ平均ナビエ・ストークス（RANS）方程式の改善に焦点を当て、閉鎖項にGNNモデルを使用し、特徴選択なしで平均流れの再構築を向上させています。 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有限体積グラフネットワーク：有限体積法に基づくニューラルネットワークによる非定常圧縮性流体力学の予測</text:p>
          </table:table-cell>
          <table:table-cell office:value-type="string" calcext:value-type="string">
            <text:p>https://arxiv.org/abs/2309.10050</text:p>
          </table:table-cell>
          <table:table-cell office:value-type="string" calcext:value-type="string">
            <text:p>この研究では、非定常流れ場の予測において、有限体積法とGNNを統合しています。単一のGNN層内でデュアルメッセージパッシングメカニズムを導入し、流れ場予測の精度を向上させ、トレーニング時間を短縮しています。 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RANS方程式のオペレータ学習：グラフニューラルネットワーク閉鎖モデル</text:p>
          </table:table-cell>
          <table:table-cell office:value-type="string" calcext:value-type="string">
            <text:p>https://arxiv.org/abs/2303.03806</text:p>
          </table:table-cell>
          <table:table-cell office:value-type="string" calcext:value-type="string">
            <text:p>の論文では、RANS方程式の教師あり学習のために、有限要素（FEM）ソルバーとインターフェースするGNNの使用を示しています。テストケースとして、異なるレイノルズ数（40&lt;Re&lt;150）で解決された円筒後方の流れを使用してモデルを訓練しました。GNNモデルは、異なる幾何学的構成とレイノルズ数を持つ未確認のケースでもレイノルズ応力を正確に予測することに成功しました。 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流れの場の一致制については、少し疑念が残る。</text:p>
            <text:p>レイノルズ応力に関しては一致を見せる。（もともとそういうコンセプト）</text:p>
          </table:table-cell>
        </table:table-row>
        <table:table-row table:style-name="ro2">
          <table:table-cell office:value-type="string" calcext:value-type="string">
            <text:p>Emerging trends in machine learning for computational fluid dynamics</text:p>
          </table:table-cell>
          <table:table-cell office:value-type="string" calcext:value-type="string">
            <text:p>数値流体解析のためのMLの新しいトレンド</text:p>
          </table:table-cell>
          <table:table-cell office:value-type="string" calcext:value-type="string">
            <text:p>https://arxiv.org/pdf/2211.15145.pdf</text:p>
          </table:table-cell>
          <table:table-cell office:value-type="string" calcext:value-type="string">
            <text:p>の論文では、機械学習（ML）が計算流体力学（CFD）の分野に与えている影響について論じられています。特に、MLとCFDの間の相乗効果に注目し、既に利益をもたらしている分野や、今後発展が期待される分野を評価しています。また、これらの新しいアプローチに対して慎重な楽観主義のバランスを強調しています。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10P0" style:volatile="true" number:language="ja" number:country="JP">
      <number:currency-symbol>￥</number:currency-symbol>
      <number:number number:decimal-places="0" number:min-decimal-places="0" number:min-integer-digits="1" number:grouping="true"/>
    </number:currency-style>
    <number:currency-style style:name="N10110" number:language="ja" number:country="JP">
      <style:text-properties fo:color="#ff0000"/>
      <number:text>-</number:text>
      <number:currency-symbol>￥</number:currency-symbol>
      <number:number number:decimal-places="0" number:min-decimal-places="0" number:min-integer-digits="1" number:grouping="true"/>
      <style:map style:condition="value()&gt;=0" style:apply-style-name="N10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0:51:15.100000000</meta:creation-date>
    <dc:date>2024-01-16T16:10:52.585000000</dc:date>
    <meta:editing-duration>PT18M47S</meta:editing-duration>
    <meta:editing-cycles>1</meta:editing-cycles>
    <meta:generator>LibreOffice/7.0.3.1$Windows_X86_64 LibreOffice_project/d7547858d014d4cf69878db179d326fc3483e082</meta:generator>
    <meta:document-statistic meta:table-count="1" meta:cell-count="21" meta:object-count="0"/>
  </office:meta>
</office:document-meta>
</file>